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95.7pt"/>
    </style:style>
    <style:style style:name="co5" style:family="table-column">
      <style:table-column-properties fo:break-before="auto" style:column-width="105.76pt"/>
    </style:style>
    <style:style style:name="co6" style:family="table-column">
      <style:table-column-properties fo:break-before="auto" style:column-width="87.99pt"/>
    </style:style>
    <style:style style:name="co7" style:family="table-column">
      <style:table-column-properties fo:break-before="auto" style:column-width="57.86pt"/>
    </style:style>
    <style:style style:name="co8" style:family="table-column">
      <style:table-column-properties fo:break-before="auto" style:column-width="94.96pt"/>
    </style:style>
    <style:style style:name="co9" style:family="table-column">
      <style:table-column-properties fo:break-before="auto" style:column-width="96.4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365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V1-Default</text:p>
          </table:table-cell>
          <table:table-cell table:style-name="ce1" office:value-type="string" calcext:value-type="string">
            <text:p>V1-Optimized</text:p>
          </table:table-cell>
          <table:table-cell table:style-name="ce1" office:value-type="string" calcext:value-type="string">
            <text:p>V2-ite_Failed</text:p>
          </table:table-cell>
          <table:table-cell table:style-name="ce1" office:value-type="string" calcext:value-type="string">
            <text:p>V3-Pre-processed</text:p>
          </table:table-cell>
          <table:table-cell table:style-name="ce4" office:value-type="string" calcext:value-type="string">
            <text:p>B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S_Model1</text:p>
          </table:table-cell>
          <table:table-cell office:value-type="float" office:value="72.63" calcext:value-type="float">
            <text:p>72.63</text:p>
          </table:table-cell>
          <table:table-cell office:value-type="float" office:value="40.9" calcext:value-type="float">
            <text:p>40.9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.7" calcext:value-type="float">
            <text:p>3.7</text:p>
          </table:table-cell>
          <table:table-cell table:style-name="ce5" table:formula="of:=IF(MIN([.B2];[.C2];[.D2];[.E2])=[.B2]; &quot;V1-Default&quot;;IF(MIN([.B2];[.C2];[.D2];[.E2])=[.C2]; &quot;V1-Optimized&quot;; IF(MIN([.B2];[.C2];[.D2];[.E2])=[.D2]; &quot;V2-ite_Failed&quot;; &quot;V3-Pre-processed&quot;)))" office:value-type="string" office:string-value="V3-Pre-processed" calcext:value-type="string">
            <text:p>V3-Pre-proces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ML</text:p>
          </table:table-cell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float" office:value="1.21" calcext:value-type="float">
            <text:p>1.21</text:p>
          </table:table-cell>
          <table:table-cell table:style-name="ce2" office:value-type="float" office:value="0.25" calcext:value-type="float">
            <text:p>0.25</text:p>
          </table:table-cell>
          <table:table-cell table:style-name="ce5" table:formula="of:=IF(MIN([.B3];[.C3];[.D3];[.E3])=[.B3]; &quot;V1-Default&quot;;IF(MIN([.B3];[.C3];[.D3];[.E3])=[.C3]; &quot;V1-Optimized&quot;; IF(MIN([.B3];[.C3];[.D3];[.E3])=[.D3]; &quot;V2-ite_Failed&quot;; &quot;V3-Pre-processed&quot;)))" office:value-type="string" office:string-value="V3-Pre-processed" calcext:value-type="string">
            <text:p>V3-Pre-proces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odel</text:p>
          </table:table-cell>
          <table:table-cell office:value-type="float" office:value="2.74" calcext:value-type="float">
            <text:p>2.74</text:p>
          </table:table-cell>
          <table:table-cell office:value-type="float" office:value="1.46" calcext:value-type="float">
            <text:p>1.46</text:p>
          </table:table-cell>
          <table:table-cell office:value-type="float" office:value="5.5" calcext:value-type="float">
            <text:p>5.5</text:p>
          </table:table-cell>
          <table:table-cell table:style-name="ce2" office:value-type="float" office:value="0.23" calcext:value-type="float">
            <text:p>0.23</text:p>
          </table:table-cell>
          <table:table-cell table:style-name="ce5" table:formula="of:=IF(MIN([.B4];[.C4];[.D4];[.E4])=[.B4]; &quot;V1-Default&quot;;IF(MIN([.B4];[.C4];[.D4];[.E4])=[.C4]; &quot;V1-Optimized&quot;; IF(MIN([.B4];[.C4];[.D4];[.E4])=[.D4]; &quot;V2-ite_Failed&quot;; &quot;V3-Pre-processed&quot;)))" office:value-type="string" office:string-value="V3-Pre-processed" calcext:value-type="string">
            <text:p>V3-Pre-processed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/>
          <table:table-cell table:style-name="ce1" office:value-type="string" calcext:value-type="string" table:number-columns-spanned="1" table:number-rows-spanned="2">
            <text:p>Trace Types</text:p>
          </table:table-cell>
          <table:table-cell table:style-name="ce1" office:value-type="string" calcext:value-type="string" table:number-columns-spanned="1" table:number-rows-spanned="2">
            <text:p>Facts</text:p>
          </table:table-cell>
          <table:table-cell table:style-name="ce1" office:value-type="string" calcext:value-type="string" table:number-columns-spanned="1" table:number-rows-spanned="2">
            <text:p>Traced Elements</text:p>
          </table:table-cell>
          <table:table-cell table:style-name="ce1" office:value-type="string" calcext:value-type="string" table:number-columns-spanned="1" table:number-rows-spanned="2">
            <text:p>Manual Traces</text:p>
          </table:table-cell>
          <table:table-cell table:style-name="ce1" office:value-type="string" calcext:value-type="string" table:number-columns-spanned="1" table:number-rows-spanned="2">
            <text:p>Inferred Traces</text:p>
          </table:table-cell>
          <table:table-cell table:style-name="ce1" office:value-type="string" calcext:value-type="string" table:number-columns-spanned="1" table:number-rows-spanned="2">
            <text:p>Incons.</text:p>
          </table:table-cell>
          <table:table-cell table:number-columns-repeated="4"/>
        </table:table-row>
        <table:table-row table:style-name="ro1">
          <table:table-cell table:style-name="ce1"/>
          <table:covered-table-cell table:number-columns-repeated="6" table:style-name="ce1"/>
          <table:table-cell table:number-columns-repeated="4"/>
        </table:table-row>
        <table:table-row table:style-name="ro1">
          <table:table-cell office:value-type="string" calcext:value-type="string">
            <text:p>CMS_Model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38" calcext:value-type="float">
            <text:p>138</text:p>
          </table:table-cell>
          <table:table-cell table:style-name="ce3" table:formula="of:=640-[.E9]" office:value-type="float" office:value="502" calcext:value-type="float">
            <text:p>50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gratedModel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02" calcext:value-type="float">
            <text:p>102</text:p>
          </table:table-cell>
          <table:table-cell table:style-name="ce3" table:formula="of:=247-[.E10]" office:value-type="float" office:value="145" calcext:value-type="float">
            <text:p>14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M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74-[.E11]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Allo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KodKod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z3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Java + Minisat</text:p>
          </table:table-cell>
          <table:covered-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milliseconds</text:p>
          </table:table-cell>
          <table:table-cell table:style-name="ce1" office:value-type="string" calcext:value-type="string" table:number-columns-spanned="2" table:number-rows-spanned="1">
            <text:p>Solving Time</text:p>
          </table:table-cell>
          <table:covered-table-cell table:style-name="ce1"/>
          <table:table-cell table:style-name="ce1" office:value-type="string" calcext:value-type="string">
            <text:p>Translation Time</text:p>
          </table:table-cell>
          <table:table-cell table:style-name="ce1" office:value-type="string" calcext:value-type="string">
            <text:p>Solving Time</text:p>
          </table:table-cell>
          <table:table-cell table:style-name="ce1" office:value-type="string" calcext:value-type="string" table:number-columns-spanned="2" table:number-rows-spanned="1">
            <text:p>Solving Time</text:p>
          </table:table-cell>
          <table:covered-table-cell/>
          <table:table-cell table:style-name="ce1" office:value-type="string" calcext:value-type="string">
            <text:p>Translation Time</text:p>
          </table:table-cell>
          <table:table-cell table:style-name="ce1" office:value-type="string" calcext:value-type="string">
            <text:p>Solving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S_Model1</text:p>
          </table:table-cell>
          <table:table-cell office:value-type="float" office:value="67922" calcext:value-type="float" table:number-columns-spanned="2" table:number-rows-spanned="1">
            <text:p>67922</text:p>
          </table:table-cell>
          <table:covered-table-cell/>
          <table:table-cell office:value-type="float" office:value="23215" calcext:value-type="float">
            <text:p>23215</text:p>
          </table:table-cell>
          <table:table-cell table:style-name="ce2" office:value-type="float" office:value="25668" calcext:value-type="float">
            <text:p>25668</text:p>
          </table:table-cell>
          <table:table-cell table:style-name="ce2" office:value-type="float" office:value="40900" calcext:value-type="float" table:number-columns-spanned="2" table:number-rows-spanned="1">
            <text:p>40900</text:p>
          </table:table-cell>
          <table:covered-table-cell table:style-name="ce2"/>
          <table:table-cell table:style-name="ce2" office:value-type="float" office:value="28511" calcext:value-type="float">
            <text:p>28511</text:p>
          </table:table-cell>
          <table:table-cell table:style-name="ce2" office:value-type="float" office:value="3531" calcext:value-type="float">
            <text:p>3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ratedModel</text:p>
          </table:table-cell>
          <table:table-cell office:value-type="float" office:value="4428" calcext:value-type="float" table:number-columns-spanned="2" table:number-rows-spanned="1">
            <text:p>4428</text:p>
          </table:table-cell>
          <table:covered-table-cell/>
          <table:table-cell office:value-type="float" office:value="3446" calcext:value-type="float">
            <text:p>3446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480" calcext:value-type="float" table:number-columns-spanned="2" table:number-rows-spanned="1">
            <text:p>480</text:p>
          </table:table-cell>
          <table:covered-table-cell table:style-name="ce2"/>
          <table:table-cell table:style-name="ce2" office:value-type="float" office:value="2253" calcext:value-type="float">
            <text:p>2253</text:p>
          </table:table-cell>
          <table:table-cell table:style-name="ce2"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ML</text:p>
          </table:table-cell>
          <table:table-cell office:value-type="float" office:value="724" calcext:value-type="float" table:number-columns-spanned="2" table:number-rows-spanned="1">
            <text:p>724</text:p>
          </table:table-cell>
          <table:covered-table-cell/>
          <table:table-cell office:value-type="float" office:value="461" calcext:value-type="float">
            <text:p>4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60" calcext:value-type="float" table:number-columns-spanned="2" table:number-rows-spanned="1">
            <text:p>1460</text:p>
          </table:table-cell>
          <table:covered-table-cell table:style-name="ce2"/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S_Model2+100</text:p>
          </table:table-cell>
          <table:table-cell table:number-columns-repeated="2"/>
          <table:table-cell office:value-type="float" office:value="175215" calcext:value-type="float">
            <text:p>175215</text:p>
          </table:table-cell>
          <table:table-cell table:style-name="ce2" office:value-type="float" office:value="110489" calcext:value-type="float">
            <text:p>110489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Java + Minisa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KodKod</text:p>
          </table:table-cell>
          <table:covered-table-cell table:style-name="ce1"/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>
            <text:p>Variables</text:p>
          </table:table-cell>
          <table:table-cell table:style-name="ce1" office:value-type="string" calcext:value-type="string">
            <text:p>Clauses</text:p>
          </table:table-cell>
          <table:table-cell table:style-name="ce1" office:value-type="string" calcext:value-type="string">
            <text:p>Variables</text:p>
          </table:table-cell>
          <table:table-cell table:style-name="ce1" office:value-type="string" calcext:value-type="string">
            <text:p>Claus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S_Model1</text:p>
          </table:table-cell>
          <table:table-cell office:value-type="float" office:value="1946013" calcext:value-type="float">
            <text:p>1946013</text:p>
          </table:table-cell>
          <table:table-cell office:value-type="float" office:value="3832838" calcext:value-type="float">
            <text:p>3832838</text:p>
          </table:table-cell>
          <table:table-cell office:value-type="float" office:value="93875" calcext:value-type="float">
            <text:p>93875</text:p>
          </table:table-cell>
          <table:table-cell table:style-name="ce2" office:value-type="float" office:value="50504282" calcext:value-type="float">
            <text:p>505042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Model</text:p>
          </table:table-cell>
          <table:table-cell office:value-type="float" office:value="111733" calcext:value-type="float">
            <text:p>111733</text:p>
          </table:table-cell>
          <table:table-cell office:value-type="float" office:value="216416" calcext:value-type="float">
            <text:p>216416</text:p>
          </table:table-cell>
          <table:table-cell office:value-type="float" office:value="13301" calcext:value-type="float">
            <text:p>13301</text:p>
          </table:table-cell>
          <table:table-cell table:style-name="ce2" office:value-type="float" office:value="2819170" calcext:value-type="float">
            <text:p>28191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ML</text:p>
          </table:table-cell>
          <table:table-cell office:value-type="float" office:value="4859" calcext:value-type="float">
            <text:p>4859</text:p>
          </table:table-cell>
          <table:table-cell office:value-type="float" office:value="8955" calcext:value-type="float">
            <text:p>8955</text:p>
          </table:table-cell>
          <table:table-cell office:value-type="float" office:value="1552" calcext:value-type="float">
            <text:p>1552</text:p>
          </table:table-cell>
          <table:table-cell table:style-name="ce2" office:value-type="float" office:value="11585" calcext:value-type="float">
            <text:p>115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S_Model1+100</text:p>
          </table:table-cell>
          <table:table-cell office:value-type="float" office:value="301200" calcext:value-type="float">
            <text:p>301200</text:p>
          </table:table-cell>
          <table:table-cell office:value-type="float" office:value="302568672" calcext:value-type="float">
            <text:p>302568672</text:p>
          </table:table-cell>
          <table:table-cell office:value-type="float" office:value="11501738" calcext:value-type="float">
            <text:p>11501738</text:p>
          </table:table-cell>
          <table:table-cell table:style-name="ce2" office:value-type="float" office:value="22733968" calcext:value-type="float">
            <text:p>22733968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Java + Minisa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KodKod</text:p>
          </table:table-cell>
          <table:covered-table-cell table:style-name="ce1"/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Total Time</text:p>
          </table:table-cell>
          <table:covered-table-cell table:style-name="ce1"/>
          <table:table-cell table:style-name="ce1" office:value-type="string" calcext:value-type="string">
            <text:p>Translation Time</text:p>
          </table:table-cell>
          <table:table-cell table:style-name="ce1" office:value-type="string" calcext:value-type="string">
            <text:p>Solving 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S_Model2</text:p>
          </table:table-cell>
          <table:table-cell office:value-type="float" office:value="6507" calcext:value-type="float" table:number-columns-spanned="2" table:number-rows-spanned="1">
            <text:p>6507</text:p>
          </table:table-cell>
          <table:covered-table-cell/>
          <table:table-cell office:value-type="float" office:value="14867" calcext:value-type="float">
            <text:p>14867</text:p>
          </table:table-cell>
          <table:table-cell table:style-name="ce2" office:value-type="float" office:value="4053" calcext:value-type="float">
            <text:p>40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Model</text:p>
          </table:table-cell>
          <table:table-cell office:value-type="float" office:value="1354" calcext:value-type="float" table:number-columns-spanned="2" table:number-rows-spanned="1">
            <text:p>1354</text:p>
          </table:table-cell>
          <table:covered-table-cell/>
          <table:table-cell office:value-type="float" office:value="24603" calcext:value-type="float">
            <text:p>24603</text:p>
          </table:table-cell>
          <table:table-cell table:style-name="ce2" office:value-type="string" calcext:value-type="string">
            <text:p>0 (Unsa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ML</text:p>
          </table:table-cell>
          <table:table-cell office:value-type="float" office:value="525" calcext:value-type="float" table:number-columns-spanned="2" table:number-rows-spanned="1">
            <text:p>525</text:p>
          </table:table-cell>
          <table:covered-table-cell/>
          <table:table-cell office:value-type="float" office:value="13330" calcext:value-type="float">
            <text:p>13330</text:p>
          </table:table-cell>
          <table:table-cell table:style-name="ce2" office:value-type="float" office:value="1732" calcext:value-type="float">
            <text:p>1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S_Model2+100</text:p>
          </table:table-cell>
          <table:table-cell office:value-type="float" office:value="29919" calcext:value-type="float" table:number-columns-spanned="2" table:number-rows-spanned="1">
            <text:p>29919</text:p>
          </table:table-cell>
          <table:covered-table-cell/>
          <table:table-cell office:value-type="float" office:value="82667" calcext:value-type="float">
            <text:p>82667</text:p>
          </table:table-cell>
          <table:table-cell table:style-name="ce2" office:value-type="float" office:value="104045" calcext:value-type="float">
            <text:p>10404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Java + Minisat 1. Cycl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Java + Minisat 2. Cycl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KodKod</text:p>
          </table:table-cell>
          <table:covered-table-cell table:style-name="ce1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Variables</text:p>
          </table:table-cell>
          <table:table-cell table:style-name="ce1" office:value-type="string" calcext:value-type="string">
            <text:p>Clauses</text:p>
          </table:table-cell>
          <table:table-cell table:style-name="ce1" office:value-type="string" calcext:value-type="string">
            <text:p>Variables</text:p>
          </table:table-cell>
          <table:table-cell table:style-name="ce1" office:value-type="string" calcext:value-type="string">
            <text:p>Clauses</text:p>
          </table:table-cell>
          <table:table-cell table:style-name="ce1" office:value-type="string" calcext:value-type="string">
            <text:p>Variables</text:p>
          </table:table-cell>
          <table:table-cell table:style-name="ce1" office:value-type="string" calcext:value-type="string">
            <text:p>Clau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S_Model2</text:p>
          </table:table-cell>
          <table:table-cell office:value-type="float" office:value="46128" calcext:value-type="float">
            <text:p>46128</text:p>
          </table:table-cell>
          <table:table-cell office:value-type="float" office:value="3767616" calcext:value-type="float">
            <text:p>3767616</text:p>
          </table:table-cell>
          <table:table-cell office:value-type="float" office:value="30752" calcext:value-type="float">
            <text:p>30752</text:p>
          </table:table-cell>
          <table:table-cell table:style-name="ce2" office:value-type="float" office:value="3751992" calcext:value-type="float">
            <text:p>3751992</text:p>
          </table:table-cell>
          <table:table-cell table:style-name="ce2" office:value-type="float" office:value="1984654" calcext:value-type="float">
            <text:p>1984654</text:p>
          </table:table-cell>
          <table:table-cell table:style-name="ce2" office:value-type="float" office:value="3888107" calcext:value-type="float">
            <text:p>3888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gratedModel</text:p>
          </table:table-cell>
          <table:table-cell office:value-type="float" office:value="6627" calcext:value-type="float">
            <text:p>6627</text:p>
          </table:table-cell>
          <table:table-cell office:value-type="float" office:value="201406" calcext:value-type="float">
            <text:p>201406</text:p>
          </table:table-cell>
          <table:table-cell office:value-type="float" office:value="4418" calcext:value-type="float">
            <text:p>4418</text:p>
          </table:table-cell>
          <table:table-cell table:style-name="ce2" office:value-type="float" office:value="198941" calcext:value-type="float">
            <text:p>198941</text:p>
          </table:table-cell>
          <table:table-cell table:style-name="ce2" office:value-type="float" office:value="13301" calcext:value-type="float">
            <text:p>13301</text:p>
          </table:table-cell>
          <table:table-cell table:style-name="ce2" office:value-type="float" office:value="2819170" calcext:value-type="float">
            <text:p>28191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ML</text:p>
          </table:table-cell>
          <table:table-cell office:value-type="float" office:value="768" calcext:value-type="float">
            <text:p>768</text:p>
          </table:table-cell>
          <table:table-cell office:value-type="float" office:value="7546" calcext:value-type="float">
            <text:p>7546</text:p>
          </table:table-cell>
          <table:table-cell office:value-type="float" office:value="512" calcext:value-type="float">
            <text:p>512</text:p>
          </table:table-cell>
          <table:table-cell table:style-name="ce2" office:value-type="float" office:value="7210" calcext:value-type="float">
            <text:p>7210</text:p>
          </table:table-cell>
          <table:table-cell table:style-name="ce2" office:value-type="float" office:value="1552" calcext:value-type="float">
            <text:p>1552</text:p>
          </table:table-cell>
          <table:table-cell table:style-name="ce2" office:value-type="float" office:value="11585" calcext:value-type="float">
            <text:p>11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S_Model2+100</text:p>
          </table:table-cell>
          <table:table-cell office:value-type="float" office:value="150528" calcext:value-type="float">
            <text:p>150528</text:p>
          </table:table-cell>
          <table:table-cell office:value-type="float" office:value="22329216" calcext:value-type="float">
            <text:p>22329216</text:p>
          </table:table-cell>
          <table:table-cell office:value-type="float" office:value="100352" calcext:value-type="float">
            <text:p>100352</text:p>
          </table:table-cell>
          <table:table-cell table:style-name="ce2" office:value-type="float" office:value="22278592" calcext:value-type="float">
            <text:p>22278592</text:p>
          </table:table-cell>
          <table:table-cell table:style-name="ce2" office:value-type="float" office:value="11501738" calcext:value-type="float">
            <text:p>11501738</text:p>
          </table:table-cell>
          <table:table-cell table:style-name="ce2" office:value-type="float" office:value="22733968" calcext:value-type="float">
            <text:p>22733968</text:p>
          </table:table-cell>
          <table:table-cell table:number-columns-repeated="4"/>
        </table:table-row>
        <table:table-row table:style-name="ro1" table:number-rows-repeated="104853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ind . -name '*.java' | xargs wc -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configuration</text:p>
          </table:table-cell>
          <table:table-cell office:value-type="float" office:value="10224" calcext:value-type="float">
            <text:p>102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marker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marker.command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marker.startup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marker.ui</text:p>
          </table:table-cell>
          <table:table-cell office:value-type="float" office:value="6476" calcext:value-type="float">
            <text:p>647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model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traceability.validation.core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traceability.validation.core.crocopat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traceability.validation.editor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visualization.jgrapx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kodkod.core</text:p>
          </table:table-cell>
          <table:table-cell office:value-type="float" office:value="10119" calcext:value-type="float">
            <text:p>101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kodkod.editor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kodkod.visualization/src</text:p>
          </table:table-cell>
          <table:table-cell office:value-type="float" office:value="3702" calcext:value-type="float">
            <text:p>37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specification.editor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table:number-columns-repeated="4"/>
          <table:table-cell table:formula="of:=SUM([.E5:.E18])" office:value-type="float" office:value="50000" calcext:value-type="float">
            <text:p>5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 style:data-style-name="N2" text:time-value="10:33:36.0802227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7:29:30.840505222</meta:creation-date>
    <dc:date>2017-07-11T11:31:03.142521605</dc:date>
    <meta:editing-duration>PT12H2M23S</meta:editing-duration>
    <meta:editing-cycles>29</meta:editing-cycles>
    <meta:generator>LibreOffice/5.1.6.2$Linux_X86_64 LibreOffice_project/10m0$Build-2</meta:generator>
    <meta:document-statistic meta:table-count="2" meta:cell-count="200" meta:object-count="0"/>
  </office:meta>
</office:document-meta>
</file>